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automatic-styles>
    <style:style style:name="Table5" style:family="table">
      <style:table-properties style:width="7.5in" table:align="margins"/>
    </style:style>
    <style:style style:name="Table5.A" style:family="table-column">
      <style:table-column-properties style:column-width="1.9625in" style:rel-column-width="17147*"/>
    </style:style>
    <style:style style:name="Table5.B" style:family="table-column">
      <style:table-column-properties style:column-width="5.5375in" style:rel-column-width="48388*"/>
    </style:style>
    <style:style style:name="Table5.A1" style:family="table-cell">
      <style:table-cell-properties fo:background-color="#cccccc" fo:padding="0.0403in" fo:border="0.5pt solid #000000" style:writing-mode="page">
        <style:background-image/>
      </style:table-cell-properties>
    </style:style>
    <style:style style:name="Table5.A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403in" fo:border-left="0.5pt solid #000000" fo:border-right="0.5pt solid #000000" fo:border-top="none" fo:border-bottom="0.5pt solid #000000" style:writing-mode="page"/>
    </style:style>
    <style:style style:name="Table5.A3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5.B3" style:family="table-cell">
      <style:table-cell-properties fo:padding="0.0403in" fo:border-left="0.5pt solid #000000" fo:border-right="0.5pt solid #000000" fo:border-top="none" fo:border-bottom="0.5pt solid #000000" style:writing-mode="page"/>
    </style:style>
    <style:style style:name="Table5.A4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5.B4" style:family="table-cell">
      <style:table-cell-properties fo:padding="0.0403in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7.5in" style:rel-column-width="65535*"/>
    </style:style>
    <style:style style:name="Table6.A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6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in" table:align="margins"/>
    </style:style>
    <style:style style:name="Table7.A" style:family="table-column">
      <style:table-column-properties style:column-width="7.5in" style:rel-column-width="65535*"/>
    </style:style>
    <style:style style:name="Table7.A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7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1.25in" style:rel-column-width="10922*"/>
    </style:style>
    <style:style style:name="Table2.F" style:family="table-column">
      <style:table-column-properties style:column-width="1.25in" style:rel-column-width="10925*"/>
    </style:style>
    <style:style style:name="Table2.A1" style:family="table-cell">
      <style:table-cell-properties fo:background-color="#cccccc" fo:padding="0.0201in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#d4ea6b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E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1.875in" style:rel-column-width="16383*"/>
    </style:style>
    <style:style style:name="Table3.D" style:family="table-column">
      <style:table-column-properties style:column-width="1.875in" style:rel-column-width="16386*"/>
    </style:style>
    <style:style style:name="Table3.A1" style:family="table-cell">
      <style:table-cell-properties fo:background-color="#cccccc" fo:padding="0.0201in" fo:border="0.05pt solid #000000" style:writing-mode="page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background-color="#bbe33d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4.3743in" style:rel-column-width="38223*"/>
    </style:style>
    <style:style style:name="Table1.B" style:family="table-column">
      <style:table-column-properties style:column-width="1.0167in" style:rel-column-width="8882*"/>
    </style:style>
    <style:style style:name="Table1.C" style:family="table-column">
      <style:table-column-properties style:column-width="1.0715in" style:rel-column-width="9362*"/>
    </style:style>
    <style:style style:name="Table1.D" style:family="table-column">
      <style:table-column-properties style:column-width="1.0375in" style:rel-column-width="9068*"/>
    </style:style>
    <style:style style:name="Table1.A1" style:family="table-cell">
      <style:table-cell-properties fo:background-color="#cccccc" fo:padding="0.0382in" fo:border="0.05pt solid #000000" style:writing-mode="page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background-color="#f6f9d4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D7" style:family="table-cell">
      <style:table-cell-properties fo:background-color="#f6f9d4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2.5035in" style:rel-column-width="21877*"/>
    </style:style>
    <style:style style:name="Table4.B" style:family="table-column">
      <style:table-column-properties style:column-width="4.9965in" style:rel-column-width="43658*"/>
    </style:style>
    <style:style style:name="Table4.A1" style:family="table-cell">
      <style:table-cell-properties fo:background-color="#cccccc" fo:padding="0.0403in" fo:border="0.05pt solid #000000" style:writing-mode="page">
        <style:background-image/>
      </style:table-cell-properties>
    </style:style>
    <style:style style:name="Table4.A2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5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6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6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7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7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8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8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9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9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4.A10" style:family="table-cell">
      <style:table-cell-properties fo:padding="0.0403in" fo:border-left="0.05pt solid #000000" fo:border-right="none" fo:border-top="none" fo:border-bottom="0.05pt solid #000000" style:writing-mode="page"/>
    </style:style>
    <style:style style:name="Table4.B10" style:family="table-cell">
      <style:table-cell-properties fo:padding="0.0403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in" table:align="margins"/>
    </style:style>
    <style:style style:name="Table8.A" style:family="table-column">
      <style:table-column-properties style:column-width="2.8125in" style:rel-column-width="4050*"/>
    </style:style>
    <style:style style:name="Table8.B" style:family="table-column">
      <style:table-column-properties style:column-width="3.8097in" style:rel-column-width="5486*"/>
    </style:style>
    <style:style style:name="Table8.C" style:family="table-column">
      <style:table-column-properties style:column-width="0.8778in" style:rel-column-width="1264*"/>
    </style:style>
    <style:style style:name="Table8.A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C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C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8.C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bold" officeooo:rsid="00034a9a" officeooo:paragraph-rsid="00034a9a" style:font-weight-asian="bold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bold" officeooo:rsid="00034a9a" officeooo:paragraph-rsid="00070985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weight="bold" officeooo:rsid="00034a9a" officeooo:paragraph-rsid="00034a9a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weight="bold" officeooo:rsid="00034a9a" officeooo:paragraph-rsid="0008c2d9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bold" officeooo:rsid="00070985" officeooo:paragraph-rsid="00034a9a" style:font-weight-asian="bold" style:font-weight-complex="bold"/>
    </style:style>
    <style:style style:name="P6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officeooo:rsid="00034a9a" officeooo:paragraph-rsid="0008c2d9"/>
    </style:style>
    <style:style style:name="P7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officeooo:paragraph-rsid="0008c2d9"/>
    </style:style>
    <style:style style:name="P8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weight="normal" officeooo:rsid="00034a9a" officeooo:paragraph-rsid="00034a9a" style:font-weight-asian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normal" officeooo:rsid="0008c2d9" officeooo:paragraph-rsid="0008c2d9" style:font-weight-asian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8pt" fo:font-weight="bold" officeooo:rsid="0008c2d9" officeooo:paragraph-rsid="0008c2d9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08c2d9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rsid="00070985" officeooo:paragraph-rsid="00070985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rsid="00070985" officeooo:paragraph-rsid="0008c2d9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rsid="00070985" officeooo:paragraph-rsid="000d3727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rsid="0008c2d9" officeooo:paragraph-rsid="0008c2d9"/>
    </style:style>
    <style:style style:name="P16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officeooo:rsid="0008c2d9" officeooo:paragraph-rsid="0008c2d9"/>
    </style:style>
    <style:style style:name="P17" style:family="paragraph" style:parent-style-name="Table_20_Contents">
      <loext:graphic-properties draw:fill-gradient-name="gradient" draw:fill-hatch-name="hatch"/>
      <style:paragraph-properties fo:line-height="115%" fo:text-align="start" style:justify-single-word="false"/>
      <style:text-properties style:font-name="Times New Roman" officeooo:rsid="0008c2d9" officeooo:paragraph-rsid="0008c2d9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8c2d9" officeooo:paragraph-rsid="0008c2d9" style:font-size-asian="14pt" style:font-weight-asian="bold" style:font-size-complex="14pt" style:font-weight-complex="bold"/>
    </style:style>
    <style:style style:name="P19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4pt" fo:font-weight="bold" officeooo:rsid="0008c2d9" officeooo:paragraph-rsid="0008c2d9" style:font-size-asian="14pt" style:font-weight-asian="bold" style:font-size-complex="14pt" style:font-weight-complex="bold"/>
    </style:style>
    <style:style style:name="P20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fo:font-size="14pt" fo:font-weight="bold" officeooo:rsid="0008c2d9" officeooo:paragraph-rsid="0008c2d9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rsid="000b1bd3" officeooo:paragraph-rsid="000b1bd3"/>
    </style:style>
    <style:style style:name="P22" style:family="paragraph" style:parent-style-name="Table_20_Contents">
      <loext:graphic-properties draw:fill-gradient-name="gradient" draw:fill-hatch-name="hatch"/>
      <style:paragraph-properties fo:line-height="115%" fo:text-align="center" style:justify-single-word="false"/>
      <style:text-properties style:font-name="Times New Roman" officeooo:rsid="000cd8aa" officeooo:paragraph-rsid="000cd8aa"/>
    </style:style>
    <style:style style:name="P23" style:family="paragraph" style:parent-style-name="Standard">
      <style:text-properties officeooo:paragraph-rsid="0008c2d9"/>
    </style:style>
    <style:style style:name="P2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bold" officeooo:rsid="0008c2d9" officeooo:paragraph-rsid="0008c2d9" style:font-weight-asian="bold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bold" officeooo:rsid="000e9c0a" officeooo:paragraph-rsid="00034a9a" style:font-weight-asian="bold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normal" officeooo:rsid="000a1c60" officeooo:paragraph-rsid="000a1c60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officeooo:rsid="000e9c0a" officeooo:paragraph-rsid="000e9c0a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weight="bold" officeooo:rsid="000e9c0a" officeooo:paragraph-rsid="000e9c0a" style:font-weight-asian="bold" style:font-weight-complex="bold"/>
    </style:style>
    <style:style style:name="P29" style:family="paragraph" style:parent-style-name="Table_20_Contents">
      <loext:graphic-properties draw:fill-gradient-name="gradient" draw:fill-hatch-name="hatch"/>
      <style:paragraph-properties fo:line-height="115%" fo:text-align="start" style:justify-single-word="false"/>
      <style:text-properties style:font-name="Times New Roman" fo:font-weight="bold" officeooo:rsid="0008c2d9" officeooo:paragraph-rsid="0008c2d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e9c0a" officeooo:paragraph-rsid="000e9c0a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officeooo:rsid="000fd32e" officeooo:paragraph-rsid="000fd32e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officeooo:rsid="00106444" officeooo:paragraph-rsid="0010644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8c2d9"/>
    </style:style>
    <style:style style:name="T3" style:family="text">
      <style:text-properties officeooo:rsid="000cd8aa"/>
    </style:style>
    <style:style style:name="T4" style:family="text">
      <style:text-properties officeooo:rsid="000d37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ystem Categorization Checklist</text:p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8">1. System Identification</text:p>
          </table:table-cell>
          <table:covered-table-cell/>
        </table:table-row>
        <table:table-row>
          <table:table-cell table:style-name="Table5.A2" office:value-type="string">
            <text:p text:style-name="P15">System Name</text:p>
          </table:table-cell>
          <table:table-cell table:style-name="Table5.B2" office:value-type="string">
            <text:p text:style-name="P21">Basic Lambda Assessment Heuristic (BLAH)</text:p>
          </table:table-cell>
        </table:table-row>
        <table:table-row>
          <table:table-cell table:style-name="Table5.A2" office:value-type="string">
            <text:p text:style-name="P15">Version</text:p>
          </table:table-cell>
          <table:table-cell table:style-name="Table5.B2" office:value-type="string">
            <text:p text:style-name="P21">1.0</text:p>
          </table:table-cell>
        </table:table-row>
        <table:table-row>
          <table:table-cell table:style-name="Table5.A4" office:value-type="string">
            <text:p text:style-name="P15">System Registration ID</text:p>
          </table:table-cell>
          <table:table-cell table:style-name="Table5.B4" office:value-type="string">
            <text:p text:style-name="P21">BLAH-1</text:p>
          </table:table-cell>
        </table:table-row>
      </table:table>
      <text:p text:style-name="P3"/>
      <text:p text:style-name="P4"/>
      <table:table table:name="Table6" table:style-name="Table6">
        <table:table-column table:style-name="Table6.A"/>
        <table:table-row>
          <table:table-cell table:style-name="Table6.A1" office:value-type="string">
            <text:p text:style-name="P18">2. General Description</text:p>
          </table:table-cell>
        </table:table-row>
        <table:table-row>
          <table:table-cell table:style-name="Table6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4"/>
      <text:p text:style-name="P4"/>
      <table:table table:name="Table7" table:style-name="Table7">
        <table:table-column table:style-name="Table7.A"/>
        <table:table-row>
          <table:table-cell table:style-name="Table7.A1" office:value-type="string">
            <text:p text:style-name="P18">3. Authorization Boundary</text:p>
          </table:table-cell>
        </table:table-row>
        <table:table-row>
          <table:table-cell table:style-name="Table7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3"/>
      <text:p text:style-name="P23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table:number-columns-spanned="6" office:value-type="string">
            <text:p text:style-name="P19">4. Operational Statu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2">X</text:p>
          </table:table-cell>
          <table:table-cell table:style-name="Table2.B2" office:value-type="string">
            <text:p text:style-name="P6">Operational</text:p>
          </table:table-cell>
          <table:table-cell table:style-name="Table2.C2" office:value-type="string">
            <text:p text:style-name="P7"/>
          </table:table-cell>
          <table:table-cell table:style-name="Table2.D2" office:value-type="string">
            <text:p text:style-name="P6">Under Development</text:p>
          </table:table-cell>
          <table:table-cell table:style-name="Table2.E2" office:value-type="string">
            <text:p text:style-name="P7"/>
          </table:table-cell>
          <table:table-cell table:style-name="Table2.F2" office:value-type="string">
            <text:p text:style-name="P6">Major Modification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table:number-columns-spanned="4" office:value-type="string">
            <text:p text:style-name="P20">5. Information System Type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7"/>
          </table:table-cell>
          <table:table-cell table:style-name="Table3.B2" office:value-type="string">
            <text:p text:style-name="P6">Major Application</text:p>
          </table:table-cell>
          <table:table-cell table:style-name="Table3.C2" office:value-type="string">
            <text:p text:style-name="P22">X</text:p>
          </table:table-cell>
          <table:table-cell table:style-name="Table3.D2" office:value-type="string">
            <text:p text:style-name="P6">General Support System</text:p>
          </table:table-cell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table:number-columns-spanned="4" office:value-type="string">
            <text:p text:style-name="P19">5. System Categorizatio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9">Information Type</text:p>
          </table:table-cell>
          <table:table-cell table:style-name="Table1.B2" office:value-type="string">
            <text:p text:style-name="P29">Low</text:p>
          </table:table-cell>
          <table:table-cell table:style-name="Table1.C2" office:value-type="string">
            <text:p text:style-name="P29">Moderate</text:p>
          </table:table-cell>
          <table:table-cell table:style-name="Table1.D2" office:value-type="string">
            <text:p text:style-name="P29">High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6"/>
          </table:table-cell>
          <table:table-cell table:style-name="Table1.C3" office:value-type="string">
            <text:p text:style-name="P16"/>
          </table:table-cell>
          <table:table-cell table:style-name="Table1.D3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6"/>
          </table:table-cell>
          <table:table-cell table:style-name="Table1.C4" office:value-type="string">
            <text:p text:style-name="P16"/>
          </table:table-cell>
          <table:table-cell table:style-name="Table1.D4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6"/>
          </table:table-cell>
          <table:table-cell table:style-name="Table1.C5" office:value-type="string">
            <text:p text:style-name="P16"/>
          </table:table-cell>
          <table:table-cell table:style-name="Table1.D5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6"/>
          </table:table-cell>
          <table:table-cell table:style-name="Table1.C6" office:value-type="string">
            <text:p text:style-name="P16"/>
          </table:table-cell>
          <table:table-cell table:style-name="Table1.D6" office:value-type="string">
            <text:p text:style-name="P16"/>
          </table:table-cell>
        </table:table-row>
        <table:table-row>
          <table:table-cell table:style-name="Table1.A7" office:value-type="string">
            <text:p text:style-name="P17">Final Security Categorization</text:p>
          </table:table-cell>
          <table:table-cell table:style-name="Table1.A7" office:value-type="string">
            <text:p text:style-name="P16"/>
          </table:table-cell>
          <table:table-cell table:style-name="Table1.A7" office:value-type="string">
            <text:p text:style-name="P16"/>
          </table:table-cell>
          <table:table-cell table:style-name="Table1.D7" office:value-type="string">
            <text:p text:style-name="P16"/>
          </table:table-cell>
        </table:table-row>
      </table:table>
      <text:p text:style-name="P9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8">6. Key Personnel</text:p>
          </table:table-cell>
          <table:covered-table-cell/>
        </table:table-row>
        <table:table-row>
          <table:table-cell table:style-name="Table4.A2" office:value-type="string">
            <text:p text:style-name="P12">Authorizing Official<text:span text:style-name="T2">*</text:span></text:p>
          </table:table-cell>
          <table:table-cell table:style-name="Table4.B2" office:value-type="string">
            <text:p text:style-name="P12">Name: <text:span text:style-name="T3">General Mark Naird</text:span></text:p>
            <text:p text:style-name="P12">Title: <text:span text:style-name="T3">Commander</text:span></text:p>
            <text:p text:style-name="P12">Agency: <text:span text:style-name="T3">Space Force</text:span></text:p>
            <text:p text:style-name="P12">Email: <text:span text:style-name="T3">mnaird@spaceforce.com</text:span></text:p>
            <text:p text:style-name="P12">Phone: <text:span text:style-name="T3">904-452-1234</text:span></text:p>
          </table:table-cell>
        </table:table-row>
        <table:table-row>
          <table:table-cell table:style-name="Table4.A3" office:value-type="string">
            <text:p text:style-name="P12">Security Control Assessor<text:span text:style-name="T2">*</text:span></text:p>
          </table:table-cell>
          <table:table-cell table:style-name="Table4.B3" office:value-type="string">
            <text:p text:style-name="P12">Name: <text:span text:style-name="T3">Nicholas Morrow</text:span></text:p>
            <text:p text:style-name="P12">Title: <text:span text:style-name="T3">Space Force Cyber Guru</text:span></text:p>
            <text:p text:style-name="P12">Agency: <text:span text:style-name="T3">Space Force</text:span></text:p>
            <text:p text:style-name="P12">Email: <text:span text:style-name="T3">nmarrow@spaceforce.com</text:span></text:p>
            <text:p text:style-name="P12">Phone: <text:span text:style-name="T3">710-134-2243</text:span></text:p>
          </table:table-cell>
        </table:table-row>
        <table:table-row>
          <table:table-cell table:style-name="Table4.A4" office:value-type="string">
            <text:p text:style-name="P12">Information System Owner</text:p>
          </table:table-cell>
          <table:table-cell table:style-name="Table4.B4" office:value-type="string">
            <text:p text:style-name="P12">Name: </text:p>
            <text:p text:style-name="P12">Title:</text:p>
            <text:p text:style-name="P12">Agency: </text:p>
            <text:p text:style-name="P12">Email: </text:p>
            <text:p text:style-name="P12">Phone: </text:p>
          </table:table-cell>
        </table:table-row>
        <table:table-row>
          <table:table-cell table:style-name="Table4.A5" office:value-type="string">
            <text:p text:style-name="P15">Program Manager*</text:p>
          </table:table-cell>
          <table:table-cell table:style-name="Table4.B5" office:value-type="string">
            <text:p text:style-name="P14">Name: <text:span text:style-name="T4">James Jorge</text:span></text:p>
            <text:p text:style-name="P13">Title: <text:span text:style-name="T4">Commander</text:span></text:p>
            <text:p text:style-name="P13">Agency: <text:span text:style-name="T4">Mars Command</text:span></text:p>
            <text:p text:style-name="P13">Email: <text:span text:style-name="T4">jjorge@spaceforce.com</text:span></text:p>
            <text:p text:style-name="P13">Phone: <text:span text:style-name="T4">719-113-1234</text:span></text:p>
          </table:table-cell>
        </table:table-row>
        <table:table-row>
          <table:table-cell table:style-name="Table4.A5" office:value-type="string">
            <text:p text:style-name="P12">Information System Security Manager<text:span text:style-name="T2">*</text:span></text:p>
          </table:table-cell>
          <table:table-cell table:style-name="Table4.B5" office:value-type="string">
            <text:p text:style-name="P12">Name: <text:span text:style-name="T4">Ramon Dupree</text:span></text:p>
            <text:p text:style-name="P12">Title: <text:span text:style-name="T4">Cybersecurity Analyst</text:span></text:p>
            <text:p text:style-name="P12">Agency: <text:span text:style-name="T4">Joint Base MC-1</text:span></text:p>
            <text:p text:style-name="P12">Email: <text:span text:style-name="T4">rdupree@spaceforce.com</text:span></text:p>
            <text:p text:style-name="P12">Phone: <text:span text:style-name="T4">232-132-1993</text:span></text:p>
          </table:table-cell>
        </table:table-row>
        <table:table-row>
          <table:table-cell table:style-name="Table4.A4" office:value-type="string">
            <text:p text:style-name="P12">Information System Security Officer</text:p>
          </table:table-cell>
          <table:table-cell table:style-name="Table4.B4" office:value-type="string">
            <text:p text:style-name="P12">Name:</text:p>
            <text:p text:style-name="P12">Title:</text:p>
            <text:p text:style-name="P12">Agency: </text:p>
            <text:p text:style-name="P12">Email: </text:p>
            <text:p text:style-name="P12">Phone: </text:p>
          </table:table-cell>
        </table:table-row>
        <table:table-row>
          <table:table-cell table:style-name="Table4.A4" office:value-type="string">
            <text:p text:style-name="P12">System Administrator</text:p>
          </table:table-cell>
          <table:table-cell table:style-name="Table4.B4" office:value-type="string">
            <text:p text:style-name="P12">Name:</text:p>
            <text:p text:style-name="P12">Title:</text:p>
            <text:p text:style-name="P12">Agency: </text:p>
            <text:p text:style-name="P12">Email: </text:p>
            <text:p text:style-name="P12"><text:soft-page-break/>Phone: </text:p>
          </table:table-cell>
        </table:table-row>
        <table:table-row>
          <table:table-cell table:style-name="Table4.A4" office:value-type="string">
            <text:p text:style-name="P12">User Representative</text:p>
          </table:table-cell>
          <table:table-cell table:style-name="Table4.B4" office:value-type="string">
            <text:p text:style-name="P12">Name:</text:p>
            <text:p text:style-name="P12">Title:</text:p>
            <text:p text:style-name="P12">Agency: </text:p>
            <text:p text:style-name="P12">Email: </text:p>
            <text:p text:style-name="P12">Phone: </text:p>
          </table:table-cell>
        </table:table-row>
        <table:table-row>
          <table:table-cell table:style-name="Table4.A10" office:value-type="string">
            <text:p text:style-name="P12">Information Owner</text:p>
          </table:table-cell>
          <table:table-cell table:style-name="Table4.B10" office:value-type="string">
            <text:p text:style-name="P12">Name:</text:p>
            <text:p text:style-name="P12">Title:</text:p>
            <text:p text:style-name="P12">Agency: </text:p>
            <text:p text:style-name="P12">Email: </text:p>
            <text:p text:style-name="P12">Phone: </text:p>
          </table:table-cell>
        </table:table-row>
      </table:table>
      <text:p text:style-name="P24">* <text:span text:style-name="T1">Minimum requirements</text:span><text:span text:style-name="T1"/></text:p>
      <text:p text:style-name="P2"/>
      <text:p text:style-name="P1"/>
      <text:p text:style-name="P26">TODO: sections for overlays, PIA, SORN, <text:span text:style-name="T1"/></text:p>
      <text:p text:style-name="P25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30">Software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28">Manufacturer</text:p>
          </table:table-cell>
          <table:table-cell table:style-name="Table8.B2" office:value-type="string">
            <text:p text:style-name="P28">Title</text:p>
          </table:table-cell>
          <table:table-cell table:style-name="Table8.C2" office:value-type="string">
            <text:p text:style-name="P28">Version</text:p>
          </table:table-cell>
        </table:table-row>
        <table:table-row>
          <table:table-cell table:style-name="Table8.A2" office:value-type="string">
            <text:p text:style-name="P31">Microsoft</text:p>
          </table:table-cell>
          <table:table-cell table:style-name="Table8.B2" office:value-type="string">
            <text:p text:style-name="P32">Windows 11</text:p>
          </table:table-cell>
          <table:table-cell table:style-name="Table8.C2" office:value-type="string">
            <text:p text:style-name="P32">22H1</text:p>
          </table:table-cell>
        </table:table-row>
        <table:table-row>
          <table:table-cell table:style-name="Table8.A2" office:value-type="string">
            <text:p text:style-name="P27"/>
          </table:table-cell>
          <table:table-cell table:style-name="Table8.B2" office:value-type="string">
            <text:p text:style-name="P27"/>
          </table:table-cell>
          <table:table-cell table:style-name="Table8.C2" office:value-type="string">
            <text:p text:style-name="P27"/>
          </table:table-cell>
        </table:table-row>
        <table:table-row>
          <table:table-cell table:style-name="Table8.A2" office:value-type="string">
            <text:p text:style-name="P27"/>
          </table:table-cell>
          <table:table-cell table:style-name="Table8.B2" office:value-type="string">
            <text:p text:style-name="P27"/>
          </table:table-cell>
          <table:table-cell table:style-name="Table8.C2" office:value-type="string">
            <text:p text:style-name="P27"/>
          </table:table-cell>
        </table:table-row>
        <table:table-row>
          <table:table-cell table:style-name="Table8.A2" office:value-type="string">
            <text:p text:style-name="P27"/>
          </table:table-cell>
          <table:table-cell table:style-name="Table8.B2" office:value-type="string">
            <text:p text:style-name="P27"/>
          </table:table-cell>
          <table:table-cell table:style-name="Table8.C2" office:value-type="string">
            <text:p text:style-name="P27"/>
          </table:table-cell>
        </table:table-row>
        <table:table-row>
          <table:table-cell table:style-name="Table8.A7" office:value-type="string">
            <text:p text:style-name="P27"/>
          </table:table-cell>
          <table:table-cell table:style-name="Table8.B7" office:value-type="string">
            <text:p text:style-name="P27"/>
          </table:table-cell>
          <table:table-cell table:style-name="Table8.C7" office:value-type="string">
            <text:p text:style-name="P27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8:23:47.548649814</meta:creation-date>
    <meta:generator>LibreOffice/7.4.7.2$Linux_X86_64 LibreOffice_project/40$Build-2</meta:generator>
    <meta:editing-duration>P0D</meta:editing-duration>
    <meta:editing-cycles>1</meta:editing-cycles>
    <meta:document-statistic meta:table-count="8" meta:image-count="0" meta:object-count="0" meta:page-count="3" meta:paragraph-count="89" meta:word-count="178" meta:character-count="1362" meta:non-whitespace-character-count="1256"/>
  </office:meta>
</office:document-meta>
</file>